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24B00003D65D64A5C1C.svm"/>
  <manifest:file-entry manifest:media-type="" manifest:full-path="Pictures/20000007000078B8000043CEF00F064C.svm"/>
  <manifest:file-entry manifest:media-type="" manifest:full-path="Pictures/2000000700004ABA00004A1C68BCA558.svm"/>
  <manifest:file-entry manifest:media-type="" manifest:full-path="Pictures/20000007000046B3000026244BC82B7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T1" style:family="text">
      <style:text-properties style:text-position="super 5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ame Design</text:p>
      <text:p text:style-name="P2"/>
      <text:p text:style-name="P2"/>
      <text:p text:style-name="P1">3.1: In this chapter</text:p>
      <text:p text:style-name="P3">Here I will give a description of the game design I set out to create.</text:p>
      <text:p text:style-name="P3"/>
      <text:p text:style-name="P1">3.2: Design description</text:p>
      <text:p text:style-name="P3">The game I am going to create will be called AstroEvolution. The game is set in space and is inspired by many similar games, such as Asteroids<text:span text:style-name="T1">[1]</text:span>, Geometry Wars<text:span text:style-name="T1">[2] </text:span>or Beat Hazard<text:span text:style-name="T1">[3]</text:span> (pictured below in figures 1, 2 and 3 respectively). The game is based in a single arena where the player(s) must avoid being hit by space ships, attacking in waves, that will try to chase them and collide with them. Their objective is to maximize their score by collecting orbs. There are a few major differences between AstroEvolution and the games pictured below, the details of which I will now explain. </text:p>
      <text:p text:style-name="P3"/>
      <text:p text:style-name="P3"><draw:frame draw:style-name="fr1" draw:name="graphics2" text:anchor-type="as-char" svg:width="12.1cm" svg:height="6.512cm" draw:z-index="2"><draw:image xlink:href="Pictures/20000007000046B3000026244BC82B7C.svm" xlink:type="simple" xlink:show="embed" xlink:actuate="onLoad"/></draw:frame> </text:p>
      <text:p text:style-name="P4">Figure 3.1 (Image of Asteroids[1])</text:p>
      <text:p text:style-name="P3"><text:soft-page-break/><draw:frame draw:style-name="fr2" draw:name="graphics1" text:anchor-type="as-char" svg:width="16.801cm" svg:height="9.451cm" draw:z-index="3"><draw:image xlink:href="Pictures/20000007000078B8000043CEF00F064C.svm" xlink:type="simple" xlink:show="embed" xlink:actuate="onLoad"/></draw:frame> </text:p>
      <text:p text:style-name="P4">Figure 3.2 (Image of Geometry Wars[2])</text:p>
      <text:p text:style-name="P4"/>
      <text:p text:style-name="P3"/>
      <text:p text:style-name="P3"><draw:frame draw:style-name="fr2" draw:name="graphics3" text:anchor-type="as-char" svg:width="16.836cm" svg:height="10.523cm" draw:z-index="0"><draw:image xlink:href="Pictures/200000070000624B00003D65D64A5C1C.svm" xlink:type="simple" xlink:show="embed" xlink:actuate="onLoad"/></draw:frame> </text:p>
      <text:p text:style-name="P4">Figure 3.3 (Image of Beat Hazard[3])</text:p>
      <text:p text:style-name="P1"/>
      <text:p text:style-name="P3">When the application starts, the user is presented with a dialogue which allows them to select how many players will be playing. Player 1 may use the mouse and keyboard or a controller device, all other players must use controller devices. Once the number of players is selected, the game begins and the player(s) are placed in the <text:soft-page-break/>centre of the arena. The player(s) only controls are movement controls (using either WASD on the keyboard, or a joystick on the controller.) The arena consists of spawn points, orbs, walls and player(s) as structured below. Enemy ships will spawn on the spawn points immediately, and chase the player(s). The player(s) must try to collect all the orbs and are awarded one point to their score per orb collected. The player(s) score will be recorded in the top left of the screen, along with how many lives they have left. If there is more than one player, then they will share lives. The camera will centre its self on the average position of the player(s) in the world, but it will not stretch to fit them in view.</text:p>
      <text:p text:style-name="P1"/>
      <text:p text:style-name="P4"><draw:frame draw:style-name="fr3" draw:name="graphics4" text:anchor-type="paragraph" svg:width="17cm" svg:height="16.859cm" draw:z-index="1"><draw:image xlink:href="Pictures/2000000700004ABA00004A1C68BCA558.svm" xlink:type="simple" xlink:show="embed" xlink:actuate="onLoad"/></draw:frame>Figure 3.4 (The structure of the game arena)</text:p>
      <text:p text:style-name="P1"/>
      <text:p text:style-name="P3">Once the players collect all the orbs, the process starts again with a new wave of enemy ships and the orbs are re-set (they re-appear and can be collected again). The new wave of ships will be generated by cross-breeding the chromosome's of the ships <text:soft-page-break/>in the previous generation using a genetic algorithm. This algorithm will select ships to breed based on how well the ships were able to follow their target. </text:p>
      <text:p text:style-name="P3"/>
      <text:p text:style-name="P3">If a player collides with a ship, the player team loses a life. Once the player(s) have 0 lives, losing a life will result in an end game screen which displays the player(s) score and gives them the option to play again.</text:p>
      <text:p text:style-name="P3"/>
      <text:p text:style-name="P3">The design is deliberately simplistic. This is so that the majority of my time can be spent toying with the GA and its affect on the game-play, and not other game-play elements that are irrelevant to this project. It is also important not to over-crowd any negative or positive aspects of the GA by other effects (e.g. power-ups, weapons etc.). The game is literally player(s) versus GA, which makes it easier to evaluate with regard to my aim.</text:p>
      <text:p text:style-name="P1"/>
      <text:p text:style-name="P1"/>
      <text:p text:style-name="P1">References:</text:p>
      <text:p text:style-name="P1"/>
      <text:p text:style-name="P3">[1] Asteroids game</text:p>
      <text:p text:style-name="P3"/>
      <text:p text:style-name="P3">[2] Geometry Wars game</text:p>
      <text:p text:style-name="P3"/>
      <text:p text:style-name="P3">[3] Beat Hazard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Amantea-Collins</meta:initial-creator>
    <meta:creation-date>2015-04-10T01:10:49.13</meta:creation-date>
    <dc:date>2015-04-22T17:23:43.88</dc:date>
    <dc:creator>Sam Amantea-Collins</dc:creator>
    <meta:editing-duration>PT7H3M39S</meta:editing-duration>
    <meta:editing-cycles>23</meta:editing-cycles>
    <meta:generator>OpenOffice/4.0.0$Win32 OpenOffice.org_project/400m3$Build-9702</meta:generator>
    <meta:document-statistic meta:table-count="0" meta:image-count="4" meta:object-count="0" meta:page-count="4" meta:paragraph-count="20" meta:word-count="542" meta:character-count="3064"/>
  </office:meta>
</office:document-meta>
</file>